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6"/>
    <style:style style:name="P64" style:family="paragraph" style:parent-style-name="Standard" style:list-style-name="L5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5</text:p>
      <text:list xml:id="list9044046628779212496" text:style-name="L56">
        <text:list-item>
          <text:p text:style-name="P63">Fixes block integration which was failing when more than 4 lightcurves were being processed.<text:line-break/></text:p>
        </text:list-item>
        <text:list-item>
          <text:p text:style-name="P63">Made use diff and Do OCR checkboxes sticky.<text:line-break/></text:p>
        </text:list-item>
      </text:list>
      <text:p text:style-name="Standard">version 3.4.4</text:p>
      <text:list xml:id="list2937509423052899373" text:style-name="L1">
        <text:list-item>
          <text:p text:style-name="P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6506173301294148" text:style-name="L2">
        <text:list-item>
          <text:p text:style-name="P1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75699748493755527" text:style-name="L3">
        <text:list-item>
          <text:p text:style-name="P1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738959720148082648" text:style-name="L4">
        <text:list-item>
          <text:p text:style-name="P1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2">The BIG change is the addition of a penumbral curve fit procedure. <text:s/>It's a bit <text:soft-page-break/>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095780314544797789" text:style-name="L5">
        <text:list-item>
          <text:p text:style-name="P1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130520100076496660" text:style-name="L6">
        <text:list-item>
          <text:p text:style-name="P14">Automatically installs cv2 if not already present. <text:s/>This package is needed for the new frame view feature.<text:line-break/></text:p>
        </text:list-item>
      </text:list>
      <text:p text:style-name="Standard">version 3.3.8</text:p>
      <text:list xml:id="list5889098519979283384" text:style-name="L7">
        <text:list-item>
          <text:p text:style-name="P1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328221260622334000" text:style-name="L8">
        <text:list-item>
          <text:p text:style-name="P16">A new button (View frame) with an associated spinner for entry of a frame number has been added:</text:p>
          <text:p text:style-name="P1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text:soft-page-break/>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311917459499515402" text:style-name="L9">
        <text:list-item>
          <text:p text:style-name="P1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640564064104373510" text:style-name="L10">
        <text:list-item>
          <text:p text:style-name="P1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248688924180744592" text:style-name="L11">
        <text:list-item>
          <text:p text:style-name="P1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552456305001821045" text:style-name="L12">
        <text:list-item>
          <text:p text:style-name="P2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348149727560075326" text:style-name="L13">
        <text:list-item>
          <text:p text:style-name="P21"><text:soft-page-break/>Changed main plot so that the scroll wheel only zooms the x axis.</text:p>
        </text:list-item>
        <text:list-item>
          <text:p text:style-name="P21">Changed lightcurve plot so that it conforms properly to 'start-of-exposure'.<text:line-break/></text:p>
        </text:list-item>
      </text:list>
      <text:p text:style-name="Standard">version 3.2.8</text:p>
      <text:list xml:id="list7512730287930322996" text:style-name="L14">
        <text:list-item>
          <text:p text:style-name="P22">Changed font size in help files --- it was fine for Mac but too big for Win10<text:line-break/></text:p>
        </text:list-item>
      </text:list>
      <text:p text:style-name="Standard">version 3.2.7</text:p>
      <text:list xml:id="list5075098904782748797" text:style-name="L15">
        <text:list-item>
          <text:p text:style-name="P2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990029455673258063" text:style-name="L16">
        <text:list-item>
          <text:p text:style-name="P24">This is a 'cosmetic' release --- there should be NO detectable differences from version 3.2.5 in terms of functionality.</text:p>
        </text:list-item>
        <text:list-item>
          <text:p text:style-name="P24">All python files were brought into compliance with PEP 8 coding standards. <text:s/>Only I care about that.</text:p>
        </text:list-item>
        <text:list-item>
          <text:p text:style-name="P2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4">All this 'cosmetic' work is in preparation for working on PyOTE issues again.<text:line-break/> </text:p>
        </text:list-item>
      </text:list>
      <text:p text:style-name="Standard">version 3.2.5</text:p>
      <text:list xml:id="list7008044078572133287" text:style-name="L17">
        <text:list-item>
          <text:p text:style-name="P2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746606284882041034" text:style-name="L18">
        <text:list-item>
          <text:p text:style-name="P26">Modified the test for newer version to accommodate the different strings returned by pip 18.1 and pip 19.0+</text:p>
        </text:list-item>
        <text:list-item>
          <text:p text:style-name="P26">Added ability to invoke PyOTE from PyMovie with an externally supplied csv file that is automatically opened.<text:line-break/></text:p>
        </text:list-item>
      </text:list>
      <text:p text:style-name="Standard">version 3.2.3</text:p>
      <text:list xml:id="list8448271402573369411" text:style-name="L19">
        <text:list-item>
          <text:p text:style-name="P2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7">Added support for the PyMovie csv format<text:line-break/></text:p>
        </text:list-item>
      </text:list>
      <text:p text:style-name="Standard">version 3.2.1</text:p>
      <text:list xml:id="list7605587145119981494" text:style-name="L20">
        <text:list-item>
          <text:p text:style-name="P28"><text:soft-page-break/>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487344491767440379" text:style-name="L21">
        <text:list-item>
          <text:p text:style-name="P29">Changed GUI to better align text on min max edit boxes to avoid confusion.<text:line-break/></text:p>
        </text:list-item>
      </text:list>
      <text:p text:style-name="Standard">version 3.1.9</text:p>
      <text:list xml:id="list1042713689482494569" text:style-name="L22">
        <text:list-item>
          <text:p text:style-name="P30">Fixed a bug in the test for a min/max solution search being constrained by a too large min value.<text:line-break/></text:p>
        </text:list-item>
      </text:list>
      <text:p text:style-name="Standard">version 3.1.8</text:p>
      <text:list xml:id="list2390306814360861055" text:style-name="L23">
        <text:list-item>
          <text:p text:style-name="P31">version 3.1.7 was released without an updated version history. <text:s/>Here is what was changed in 3.1.7:<text:line-break/></text:p>
        </text:list-item>
        <text:list-item>
          <text:p text:style-name="P3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142709869817039276" text:style-name="L24">
        <text:list-item>
          <text:p text:style-name="P32">Values entered in the Manual Timestamp Entry dialog box are now 'sticky', thus making corrections easy to do without requiring re-entry of all data. </text:p>
          <text:p text:style-name="P32"><text:line-break/>Also trapped is the case where a user has entered a custom frame time but failed to click the radio button indicating that it is to be used.<text:line-break/></text:p>
        </text:list-item>
      </text:list>
      <text:p text:style-name="Standard">version 3.1.5:</text:p>
      <text:list xml:id="list142436415478467866" text:style-name="L25">
        <text:list-item>
          <text:p text:style-name="P3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text:soft-page-break/>'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996370341279362582" text:style-name="L26">
        <text:list-item>
          <text:p text:style-name="P34">Fixed error in new dropped reading detection logic when light curve was processed in field mode.<text:line-break/></text:p>
        </text:list-item>
        <text:list-item>
          <text:p text:style-name="P34">Cleaned up some language in tooltips.<text:line-break/></text:p>
        </text:list-item>
      </text:list>
      <text:p text:style-name="Standard">version 3.1.3:</text:p>
      <text:list xml:id="list6684957668515663390" text:style-name="L27">
        <text:list-item>
          <text:p text:style-name="P3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5">Eliminated the 'entry num' column in the data matrix at the lower left of the GUI. The 'entry num' is unused and a possible source of confusion with the frame or field number for the unwary.<text:line-break/></text:p>
        </text:list-item>
        <text:list-item>
          <text:p text:style-name="P3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820935677307140418" text:style-name="L28">
        <text:list-item>
          <text:p text:style-name="P3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490571360943785894" text:style-name="L29">
        <text:list-item>
          <text:p text:style-name="P3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7">Three magDrop values are now calculated for each confidence level: the largest magDrop calculated using B + err(B) along with A – err(A); the nominal magDrop calculated using B and A; the minimum magDrop calculated using<text:line-break/><text:soft-page-break/>B – err(b) along with A + err(A)<text:line-break/></text:p>
        </text:list-item>
        <text:list-item>
          <text:p text:style-name="P3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651349576571681539" text:style-name="L30">
        <text:list-item>
          <text:p text:style-name="P3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488610622953116362" text:style-name="L31">
        <text:list-item>
          <text:p text:style-name="P3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646569524348824397" text:style-name="L32">
        <text:list-item>
          <text:p text:style-name="P4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608127932188102140" text:style-name="L33">
        <text:list-item>
          <text:p text:style-name="P4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51505908411139182" text:style-name="L34">
        <text:list-item>
          <text:p text:style-name="P4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531917021607243215" text:style-name="L35">
        <text:list-item>
          <text:p text:style-name="P43">Disable the Accept integration button when user overrides an automatic block analysis with a manual block selection followed by a click on the Block integrate button.<text:line-break/></text:p>
        </text:list-item>
      </text:list>
      <text:p text:style-name="Standard">version 2.1.4:</text:p>
      <text:list xml:id="list5923412838002649042" text:style-name="L36">
        <text:list-item>
          <text:p text:style-name="P44">Corrected a bug that kept manual selection of block integration from being <text:soft-page-break/>performed after a refusal to accept the automatic block analysis results.<text:line-break/></text:p>
        </text:list-item>
      </text:list>
      <text:p text:style-name="Standard">version 2.1.3:</text:p>
      <text:list xml:id="list375725536830577106" text:style-name="L37">
        <text:list-item>
          <text:p text:style-name="P4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7356949209335505" text:style-name="L38">
        <text:list-item>
          <text:p text:style-name="P4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950765201897192507" text:style-name="L39">
        <text:list-item>
          <text:p text:style-name="P47">Added progress bar tracking of block integration analysis because it can take an extended amount of time to complete the analysis when the light curve has many points.<text:line-break/></text:p>
        </text:list-item>
      </text:list>
      <text:p text:style-name="Standard">version 2.1.0</text:p>
      <text:list xml:id="list3117909266783549041" text:style-name="L40">
        <text:list-item>
          <text:p text:style-name="P4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071352149909479377" text:style-name="L41">
        <text:list-item>
          <text:p text:style-name="P49">Made the selection of Tooltip display 'sticky'</text:p>
        </text:list-item>
        <text:list-item>
          <text:p text:style-name="P49">Duration calculation when D and R span midnight now handled correctly</text:p>
        </text:list-item>
      </text:list>
      <text:p text:style-name="Standard"/>
      <text:p text:style-name="Standard">version 2.0.8</text:p>
      <text:list xml:id="list663219532134068059" text:style-name="L42">
        <text:list-item>
          <text:p text:style-name="P50">toolTips changed to invoke and display in a custom dialog box that can be moved and resized to better accommodate legacy displays</text:p>
        </text:list-item>
        <text:list-item>
          <text:p text:style-name="P50">Calc flash timing calculation fixed to properly deal with the non-integer frame numbers that can result from field processed csv files</text:p>
        </text:list-item>
        <text:list-item>
          <text:p text:style-name="P50">Flash timing has been verified to work with integrated light curves</text:p>
        </text:list-item>
        <text:list-item>
          <text:p text:style-name="P5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874784357809802263" text:style-name="L43">
        <text:list-item>
          <text:p text:style-name="P51">Adds a button to calculate the edge position of an LED timing flash.</text:p>
        </text:list-item>
        <text:list-item>
          <text:p text:style-name="P51">Adds a checkbox to enable/disable the tooltip messages that appear when a control is hovered over. <text:s/>Tooltip display defaults to 'enabled' because tooltips <text:soft-page-break/>are an important aid for guiding users initially. Later, when such help is no longer needed, the user can turn them off (they are annoying when you don't need them).</text:p>
        </text:list-item>
        <text:list-item>
          <text:p text:style-name="P5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1">Adds a checkbox to force manual entry of timestamp info. <text:s/>This is useful when OCR on a VTI timed light curve has catastrophic errors. <text:s/>It is always employed when using LED flash timing.</text:p>
        </text:list-item>
      </text:list>
      <text:list xml:id="list7207197078367495208" text:style-name="L44">
        <text:list-item>
          <text:p text:style-name="P5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097843950074714088" text:style-name="L45">
        <text:list-item>
          <text:p text:style-name="P5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871053529473081578" text:style-name="L46">
        <text:list-item>
          <text:p text:style-name="P54">files generated by pyote now contain PYOTE in the filename.<text:line-break/></text:p>
        </text:list-item>
        <text:list-item>
          <text:p text:style-name="P5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261546000787502403" text:style-name="L47">
        <text:list-item>
          <text:p text:style-name="P5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595869442715504795" text:style-name="L48">
        <text:list-item>
          <text:p text:style-name="P5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338798620556576031" text:style-name="L49">
        <text:list-item>
          <text:p text:style-name="P5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373079249473942808" text:style-name="L50">
        <text:list-item>
          <text:p text:style-name="P58"><text:soft-page-break/>improved handling of D and R region selection so that one cannot enter an invalid configuration --- automatic corrections/changes are applied.<text:line-break/></text:p>
        </text:list-item>
        <text:list-item>
          <text:p text:style-name="P5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316378432407953527" text:style-name="L51">
        <text:list-item>
          <text:p text:style-name="P5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426408292999392290" text:style-name="L52">
        <text:list-item>
          <text:p text:style-name="P6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9200630135632427164" text:style-name="L53">
        <text:list-item>
          <text:p text:style-name="P6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549072076385149612" text:style-name="L54">
        <text:list-item>
          <text:p text:style-name="P6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548879025396545050" text:style-name="L55">
        <text:list-item>
          <text:p text:style-name="P6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4-01T20:29:36</dc:date>
    <meta:editing-cycles>84</meta:editing-cycles>
    <meta:editing-duration>PT20H18M29S</meta:editing-duration>
    <meta:document-statistic meta:table-count="0" meta:image-count="2" meta:object-count="0" meta:page-count="12" meta:paragraph-count="165" meta:word-count="4844" meta:character-count="28251"/>
    <meta:template xlink:type="simple" xlink:actuate="onRequest" xlink:title="" xlink:href="Normal"/>
  </office:meta>
</office:document-meta>
</file>